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Name2.1</text:p>
          </table:table-cell>
          <table:table-cell office:value-type="float" office:value="1232123" calcext:value-type="float">
            <text:p>1232123</text:p>
          </table:table-cell>
          <table:table-cell office:value-type="string" calcext:value-type="string">
            <text:p>qw312321</text:p>
          </table:table-cell>
          <table:table-cell office:value-type="string" calcext:value-type="string">
            <text:p>qw312322</text:p>
          </table:table-cell>
        </table:table-row>
        <table:table-row table:style-name="ro1">
          <table:table-cell office:value-type="string" calcext:value-type="string">
            <text:p>Name2.2</text:p>
          </table:table-cell>
          <table:table-cell office:value-type="float" office:value="12312312" calcext:value-type="float">
            <text:p>12312312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2.3</text:p>
          </table:table-cell>
          <table:table-cell office:value-type="float" office:value="12323223" calcext:value-type="float">
            <text:p>12323223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2.4</text:p>
          </table:table-cell>
          <table:table-cell office:value-type="float" office:value="1232124" calcext:value-type="float">
            <text:p>1232124</text:p>
          </table:table-cell>
          <table:table-cell office:value-type="string" calcext:value-type="string">
            <text:p>qw312322</text:p>
          </table:table-cell>
          <table:table-cell office:value-type="string" calcext:value-type="string">
            <text:p>qw312323</text:p>
          </table:table-cell>
        </table:table-row>
        <table:table-row table:style-name="ro1">
          <table:table-cell office:value-type="string" calcext:value-type="string">
            <text:p>Name2.5</text:p>
          </table:table-cell>
          <table:table-cell office:value-type="float" office:value="12312313" calcext:value-type="float">
            <text:p>12312313</text:p>
          </table:table-cell>
          <table:table-cell office:value-type="float" office:value="12313" calcext:value-type="float">
            <text:p>12313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2.6</text:p>
          </table:table-cell>
          <table:table-cell office:value-type="float" office:value="12323224" calcext:value-type="float">
            <text:p>12323224</text:p>
          </table:table-cell>
          <table:table-cell office:value-type="float" office:value="12313" calcext:value-type="float">
            <text:p>12313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2.7</text:p>
          </table:table-cell>
          <table:table-cell office:value-type="float" office:value="1232125" calcext:value-type="float">
            <text:p>1232125</text:p>
          </table:table-cell>
          <table:table-cell office:value-type="string" calcext:value-type="string">
            <text:p>qw312323</text:p>
          </table:table-cell>
          <table:table-cell office:value-type="string" calcext:value-type="string">
            <text:p>qw312324</text:p>
          </table:table-cell>
        </table:table-row>
        <table:table-row table:style-name="ro1">
          <table:table-cell office:value-type="string" calcext:value-type="string">
            <text:p>Name2.8</text:p>
          </table:table-cell>
          <table:table-cell office:value-type="float" office:value="12312314" calcext:value-type="float">
            <text:p>12312314</text:p>
          </table:table-cell>
          <table:table-cell office:value-type="float" office:value="12314" calcext:value-type="float">
            <text:p>12314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string" calcext:value-type="string">
            <text:p>Name2.9</text:p>
          </table:table-cell>
          <table:table-cell office:value-type="float" office:value="12323225" calcext:value-type="float">
            <text:p>12323225</text:p>
          </table:table-cell>
          <table:table-cell office:value-type="float" office:value="12314" calcext:value-type="float">
            <text:p>12314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string" calcext:value-type="string">
            <text:p>Name2.10</text:p>
          </table:table-cell>
          <table:table-cell office:value-type="float" office:value="1232126" calcext:value-type="float">
            <text:p>1232126</text:p>
          </table:table-cell>
          <table:table-cell office:value-type="string" calcext:value-type="string">
            <text:p>qw312324</text:p>
          </table:table-cell>
          <table:table-cell office:value-type="string" calcext:value-type="string">
            <text:p>qw312325</text:p>
          </table:table-cell>
        </table:table-row>
        <table:table-row table:style-name="ro1">
          <table:table-cell office:value-type="string" calcext:value-type="string">
            <text:p>Name2.11</text:p>
          </table:table-cell>
          <table:table-cell office:value-type="float" office:value="12312315" calcext:value-type="float">
            <text:p>12312315</text:p>
          </table:table-cell>
          <table:table-cell office:value-type="float" office:value="12315" calcext:value-type="float">
            <text:p>12315</text:p>
          </table:table-cell>
          <table:table-cell office:value-type="float" office:value="12316" calcext:value-type="float">
            <text:p>12316</text:p>
          </table:table-cell>
        </table:table-row>
      </table:table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name1</text:p>
          </table:table-cell>
          <table:table-cell office:value-type="float" office:value="1232123" calcext:value-type="float">
            <text:p>1232123</text:p>
          </table:table-cell>
          <table:table-cell office:value-type="string" calcext:value-type="string">
            <text:p>qw312321</text:p>
          </table:table-cell>
          <table:table-cell office:value-type="string" calcext:value-type="string">
            <text:p>qw312322</text:p>
          </table:table-cell>
        </table:table-row>
        <table:table-row table:style-name="ro1">
          <table:table-cell office:value-type="string" calcext:value-type="string">
            <text:p>name2</text:p>
          </table:table-cell>
          <table:table-cell office:value-type="float" office:value="12312312" calcext:value-type="float">
            <text:p>12312312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3</text:p>
          </table:table-cell>
          <table:table-cell office:value-type="float" office:value="12323223" calcext:value-type="float">
            <text:p>12323223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4</text:p>
          </table:table-cell>
          <table:table-cell office:value-type="float" office:value="1232124" calcext:value-type="float">
            <text:p>1232124</text:p>
          </table:table-cell>
          <table:table-cell office:value-type="string" calcext:value-type="string">
            <text:p>qw312322</text:p>
          </table:table-cell>
          <table:table-cell office:value-type="string" calcext:value-type="string">
            <text:p>qw312323</text:p>
          </table:table-cell>
        </table:table-row>
        <table:table-row table:style-name="ro1">
          <table:table-cell office:value-type="string" calcext:value-type="string">
            <text:p>name5</text:p>
          </table:table-cell>
          <table:table-cell office:value-type="float" office:value="12312313" calcext:value-type="float">
            <text:p>12312313</text:p>
          </table:table-cell>
          <table:table-cell office:value-type="float" office:value="12313" calcext:value-type="float">
            <text:p>12313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6</text:p>
          </table:table-cell>
          <table:table-cell office:value-type="float" office:value="12323224" calcext:value-type="float">
            <text:p>12323224</text:p>
          </table:table-cell>
          <table:table-cell office:value-type="float" office:value="12313" calcext:value-type="float">
            <text:p>12313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7</text:p>
          </table:table-cell>
          <table:table-cell office:value-type="float" office:value="1232125" calcext:value-type="float">
            <text:p>1232125</text:p>
          </table:table-cell>
          <table:table-cell office:value-type="string" calcext:value-type="string">
            <text:p>qw312323</text:p>
          </table:table-cell>
          <table:table-cell office:value-type="string" calcext:value-type="string">
            <text:p>qw312324</text:p>
          </table:table-cell>
        </table:table-row>
        <table:table-row table:style-name="ro1">
          <table:table-cell office:value-type="string" calcext:value-type="string">
            <text:p>name8</text:p>
          </table:table-cell>
          <table:table-cell office:value-type="float" office:value="12312314" calcext:value-type="float">
            <text:p>12312314</text:p>
          </table:table-cell>
          <table:table-cell office:value-type="float" office:value="12314" calcext:value-type="float">
            <text:p>12314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string" calcext:value-type="string">
            <text:p>name9</text:p>
          </table:table-cell>
          <table:table-cell office:value-type="float" office:value="12323225" calcext:value-type="float">
            <text:p>12323225</text:p>
          </table:table-cell>
          <table:table-cell office:value-type="float" office:value="12314" calcext:value-type="float">
            <text:p>12314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string" calcext:value-type="string">
            <text:p>name10</text:p>
          </table:table-cell>
          <table:table-cell office:value-type="float" office:value="1232126" calcext:value-type="float">
            <text:p>1232126</text:p>
          </table:table-cell>
          <table:table-cell office:value-type="string" calcext:value-type="string">
            <text:p>qw312324</text:p>
          </table:table-cell>
          <table:table-cell office:value-type="string" calcext:value-type="string">
            <text:p>qw312325</text:p>
          </table:table-cell>
        </table:table-row>
        <table:table-row table:style-name="ro1">
          <table:table-cell office:value-type="string" calcext:value-type="string">
            <text:p>name11</text:p>
          </table:table-cell>
          <table:table-cell office:value-type="float" office:value="12312315" calcext:value-type="float">
            <text:p>12312315</text:p>
          </table:table-cell>
          <table:table-cell office:value-type="float" office:value="12315" calcext:value-type="float">
            <text:p>12315</text:p>
          </table:table-cell>
          <table:table-cell office:value-type="float" office:value="12316" calcext:value-type="float">
            <text:p>12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3:08:15.545499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7:06:03.291587973</meta:creation-date>
    <dc:date>2021-05-12T13:27:41.463234511</dc:date>
    <meta:editing-duration>PT52M5S</meta:editing-duration>
    <meta:editing-cycles>9</meta:editing-cycles>
    <meta:generator>LibreOffice/6.4.6.2$Linux_X86_64 LibreOffice_project/40$Build-2</meta:generator>
    <meta:document-statistic meta:table-count="2" meta:cell-count="96" meta:object-count="0"/>
  </office:meta>
</office:document-meta>
</file>